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2.setNames( List &lt; String &gt;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4.setNames( List &lt; Long &gt;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3.setNames( List &lt; Integer &gt;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1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4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1.setNames( List &lt; Object &gt;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3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NullListAsEmptyTest.test_nul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2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